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5PFontAwesome4" svg:font-family="H5PFontAwesome4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Text_20_body">
      <style:paragraph-properties fo:margin-top="0cm" fo:margin-bottom="0cm" style:writing-mode="lr-tb"/>
      <style:text-properties style:font-name="Arial"/>
    </style:style>
    <style:style style:name="P3" style:family="paragraph" style:parent-style-name="Text_20_body" style:list-style-name="L2">
      <style:paragraph-properties fo:margin-top="0cm" fo:margin-bottom="0cm" fo:orphans="2" fo:widows="2" fo:padding="0cm" fo:border="non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/>
    </style:style>
    <style:style style:name="P4" style:family="paragraph" style:parent-style-name="Text_20_body" style:list-style-name="L3">
      <style:paragraph-properties fo:margin-top="0cm" fo:margin-bottom="0cm" fo:orphans="2" fo:widows="2" fo:padding="0cm" fo:border="non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/>
    </style:style>
    <style:style style:name="P5" style:family="paragraph" style:parent-style-name="Text_20_body">
      <style:paragraph-properties fo:margin-left="0cm" fo:margin-right="0cm" fo:margin-top="0cm" fo:margin-bottom="0cm" fo:line-height="70%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fo:background-color="#ffffff"/>
    </style:style>
    <style:style style:name="P6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7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/>
    </style:style>
    <style:style style:name="P8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/>
    </style:style>
    <style:style style:name="P9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b6e4ce"/>
      <style:text-properties fo:font-variant="normal" fo:text-transform="none" fo:color="#255c41" style:font-name="Arial" fo:font-size="12pt" fo:letter-spacing="normal" fo:font-style="normal" fo:font-weight="normal" fo:background-color="#b6e4ce"/>
    </style:style>
    <style:style style:name="P10" style:family="paragraph" style:parent-style-name="Text_20_body" style:list-style-name="L2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b6e4ce"/>
      <style:text-properties fo:font-variant="normal" fo:text-transform="none" fo:color="#000000" style:font-name="Arial" fo:font-size="12pt" fo:letter-spacing="normal" fo:font-style="normal" fo:font-weight="normal" fo:background-color="#b6e4ce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11" style:family="paragraph" style:parent-style-name="Text_20_body" style:list-style-name="L3">
      <style:paragraph-properties fo:margin-left="0cm" fo:margin-right="0cm" fo:margin-top="0cm" fo:margin-bottom="0cm" fo:text-align="start" style:justify-single-word="false" fo:orphans="2" fo:widows="2" fo:text-indent="0cm" style:auto-text-indent="false" fo:padding="0.049cm" fo:border="0.035cm solid #b6e4ce"/>
      <style:text-properties fo:font-variant="normal" fo:text-transform="none" fo:color="#000000" style:font-name="Arial" fo:font-size="12pt" fo:letter-spacing="normal" fo:font-style="normal" fo:font-weight="normal" fo:background-color="#b6e4ce" style:font-name-asian="sans-serif" style:font-size-asian="12pt" style:font-style-asian="normal" style:font-weight-asian="normal" style:font-name-complex="sans-serif" style:font-size-complex="12pt" style:font-style-complex="normal" style:font-weight-complex="normal"/>
    </style:style>
    <style:style style:name="P12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/>
    </style:style>
    <style:style style:name="P13" style:family="paragraph" style:parent-style-name="Text_20_body" style:list-style-name="L3">
      <style:paragraph-properties fo:margin-left="0cm" fo:margin-right="0cm" fo:text-align="start" style:justify-single-word="false" fo:orphans="2" fo:widows="2" fo:text-indent="0cm" style:auto-text-indent="false" fo:padding="0.049cm" fo:border="0.035cm solid #000000"/>
      <style:text-properties fo:font-variant="normal" fo:text-transform="none" fo:color="#000000" style:font-name="Arial" fo:font-size="12pt" fo:letter-spacing="normal" fo:font-style="normal" fo:font-weight="normal" fo:background-color="#dddddd"/>
    </style:style>
    <style:style style:name="P14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/>
    </style:style>
    <style:style style:name="T1" style:family="text">
      <style:text-properties fo:color="#333333"/>
    </style:style>
    <style:style style:name="T2" style:family="text">
      <style:text-properties fo:color="#75757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cm" svg:y="0cm" svg:width="2.858cm" draw:z-index="0">
        <draw:text-box fo:min-height="0.37cm">
          <text:p text:style-name="Text_20_body">You got 1 out of 1 points</text:p>
        </draw:text-box>
      </draw:frame>
      <draw:frame draw:style-name="fr1" draw:name="Rahmen2" text:anchor-type="page" text:anchor-page-number="1" svg:x="0cm" svg:y="0cm" svg:width="2.858cm" draw:z-index="1">
        <draw:text-box fo:min-height="0.37cm">
          <text:p text:style-name="Text_20_body">You got 1 out of 1 points</text:p>
        </draw:text-box>
      </draw:frame>
      <draw:frame draw:style-name="fr1" draw:name="Rahmen3" text:anchor-type="page" text:anchor-page-number="1" svg:x="0cm" svg:y="0cm" svg:width="2.858cm" draw:z-index="2">
        <draw:text-box fo:min-height="0.37cm">
          <text:p text:style-name="Text_20_body">You got 1 out of 1 points</text:p>
        </draw:text-box>
      </draw:frame>
      <text:p text:style-name="P2">1) Which of the functions listed below is performed by the session layer?</text:p>
      <text:list xml:id="list5640812980551745788" text:style-name="L1">
        <text:list-item>
          <text:p text:style-name="P6">Session set up</text:p>
        </text:list-item>
        <text:list-item>
          <text:p text:style-name="P7">Session coordination</text:p>
        </text:list-item>
        <text:list-item>
          <text:p text:style-name="P7">Session termination</text:p>
        </text:list-item>
        <text:list-item>
          <text:p text:style-name="P9">All of the above</text:p>
          <text:p text:style-name="P14">Correct answer.</text:p>
        </text:list-item>
      </text:list>
      <text:p text:style-name="P5"><text:span text:style-name="T1">1</text:span><text:span text:style-name="T2">/</text:span><text:span text:style-name="T1">1</text:span></text:p>
      <text:section text:style-name="Sect1" text:name="h5p-mcq1">
        <text:p text:style-name="P2">2) What does SMB stand for?</text:p>
      </text:section>
      <text:list xml:id="list5655504991953684549" text:style-name="L2">
        <text:list-item>
          <text:p text:style-name="P10">Server Message Block</text:p>
          <text:p text:style-name="P3">Correct answer.</text:p>
        </text:list-item>
        <text:list-item>
          <text:p text:style-name="P8">Session Manager Barrier</text:p>
        </text:list-item>
        <text:list-item>
          <text:p text:style-name="P8">Session Message Block</text:p>
        </text:list-item>
        <text:list-item>
          <text:p text:style-name="P12">Server Manager Barrier</text:p>
        </text:list-item>
      </text:list>
      <text:p text:style-name="P5"><text:span text:style-name="T1">1</text:span><text:span text:style-name="T2">/</text:span><text:span text:style-name="T1">1</text:span></text:p>
      <text:section text:style-name="Sect1" text:name="h5p-mcq2">
        <text:p text:style-name="P2">3) SMB enables employees in diverse locations to access shared resources.</text:p>
      </text:section>
      <text:list xml:id="list9091914739525066091" text:style-name="L3">
        <text:list-item>
          <text:p text:style-name="P11">True</text:p>
          <text:p text:style-name="P4">Correct answer.</text:p>
        </text:list-item>
        <text:list-item>
          <text:p text:style-name="P13">False</text:p>
        </text:list-item>
      </text:list>
      <text:p text:style-name="P5"><text:span text:style-name="T1">1</text:span><text:span text:style-name="T2">/</text:span><text:span text:style-name="T1">1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5PFontAwesome4" svg:font-family="H5PFontAwesome4"/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8S</meta:editing-duration>
    <meta:editing-cycles>3</meta:editing-cycles>
    <meta:generator>OpenOffice/4.1.14$Win32 OpenOffice.org_project/4114m1$Build-9811</meta:generator>
    <dc:date>2023-11-11T09:01:27.08</dc:date>
    <meta:document-statistic meta:table-count="0" meta:image-count="0" meta:object-count="0" meta:page-count="1" meta:paragraph-count="22" meta:word-count="98" meta:character-count="479"/>
    <dc:creator>kaos sevdalisi</dc:creator>
    <meta:user-defined meta:name="Info 1"/>
    <meta:user-defined meta:name="Info 2"/>
    <meta:user-defined meta:name="Info 3"/>
    <meta:user-defined meta:name="Info 4"/>
  </office:meta>
</office:document-meta>
</file>